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paragraph-rsid="0013c2ac"/>
    </style:style>
    <style:style style:name="P2" style:family="paragraph" style:parent-style-name="Standard" style:list-style-name="L1">
      <style:paragraph-properties fo:line-height="150%"/>
      <style:text-properties style:font-name="Liberation Sans" fo:font-size="10pt" fo:font-style="italic" fo:font-weight="normal" officeooo:rsid="00d1eead" officeooo:paragraph-rsid="0013c2ac" style:font-size-asian="8.75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0pt" fo:font-style="normal" fo:font-weight="normal" officeooo:rsid="001445b9" officeooo:paragraph-rsid="001445b9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style:font-name="Liberation Sans" fo:font-size="10pt" fo:font-style="normal" fo:font-weight="normal" officeooo:rsid="001445b9" officeooo:paragraph-rsid="001445b9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ans" fo:font-size="10pt" fo:font-style="normal" fo:font-weight="normal" officeooo:rsid="001445b9" officeooo:paragraph-rsid="001445b9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10pt" fo:font-style="normal" fo:font-weight="normal" officeooo:rsid="001445b9" officeooo:paragraph-rsid="001445b9" style:font-name-asian="DejaVu Sans Condensed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ans" fo:font-size="15pt" fo:font-style="normal" fo:font-weight="normal" officeooo:rsid="00156aae" officeooo:paragraph-rsid="001445b9" style:font-name-asian="DejaVu Sans Condensed" style:font-size-asian="15pt" style:font-style-asian="normal" style:font-weight-asian="normal" style:font-name-complex="DejaVu Sans Condensed" style:font-size-complex="15pt" style:font-style-complex="normal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ans" fo:font-size="15pt" fo:font-style="normal" fo:font-weight="normal" officeooo:rsid="001445b9" officeooo:paragraph-rsid="001445b9" style:font-name-asian="DejaVu Sans Condensed" style:font-size-asian="15pt" style:font-style-asian="normal" style:font-weight-asian="normal" style:font-name-complex="DejaVu Sans Condensed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1445b9" style:font-size-asian="15pt" style:font-weight-asian="normal" style:font-name-complex="DejaVu Sans Condensed" style:font-size-complex="15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ans" fo:font-size="12pt" fo:font-style="normal" fo:font-weight="normal" officeooo:rsid="00156aae" officeooo:paragraph-rsid="001445b9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font-weight="normal" officeooo:paragraph-rsid="001445b9" style:font-size-asian="12pt" style:font-weight-asian="normal" style:font-name-complex="DejaVu Sans Condensed" style:font-size-complex="12pt" style:font-weight-complex="normal"/>
    </style:style>
    <style:style style:name="T1" style:family="text">
      <style:text-properties style:font-name="Liberation Sans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2" style:family="text">
      <style:text-properties style:font-name="Liberation Sans" fo:font-size="10pt" fo:font-style="italic" fo:font-weight="normal" officeooo:rsid="00d1eead" style:font-size-asian="8.75pt" style:font-style-asian="italic" style:font-weight-asian="normal" style:font-size-complex="10pt" style:font-style-complex="italic" style:font-weight-complex="normal"/>
    </style:style>
    <style:style style:name="T3" style:family="text">
      <style:text-properties style:font-name="Liberation Sans" fo:font-size="10pt" fo:font-style="italic" fo:font-weight="normal" officeooo:rsid="016c5981" style:font-size-asian="8.75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Liberation Sans" fo:font-size="10pt" fo:font-style="italic" fo:font-weight="normal" officeooo:rsid="0121ce0a" style:font-size-asian="8.75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Liberation Sans" fo:font-size="10pt" fo:font-style="italic" fo:font-weight="normal" officeooo:rsid="01582dbf" style:font-size-asian="8.75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Liberation Sans" fo:font-size="10pt" fo:font-style="italic" fo:font-weight="normal" officeooo:rsid="00a0739f" style:font-size-asian="8.75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Liberation Sans" fo:font-size="10pt" fo:font-style="italic" fo:font-weight="normal" officeooo:rsid="0013c2ac" style:font-size-asian="8.75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Liberation Sans" fo:font-size="10pt" fo:font-style="normal" fo:font-weight="normal" officeooo:rsid="00f9bca2" style:font-size-asian="8.75pt" style:font-style-asian="normal" style:font-weight-asian="normal" style:font-size-complex="10pt" style:font-style-complex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name-complex="DejaVu Sans Condensed"/>
    </style:style>
    <style:style style:name="T11" style:family="text">
      <style:text-properties officeooo:rsid="005e1aab" fo:background-color="transparent" loext:char-shading-value="0" style:font-name-complex="DejaVu Sans Condensed"/>
    </style:style>
    <style:style style:name="T12" style:family="text">
      <style:text-properties officeooo:rsid="016c5981" fo:background-color="transparent" loext:char-shading-value="0" style:font-name-complex="DejaVu Sans Condensed"/>
    </style:style>
    <style:style style:name="T13" style:family="text">
      <style:text-properties officeooo:rsid="01582dbf" fo:background-color="transparent" loext:char-shading-value="0" style:font-name-complex="DejaVu Sans Condensed"/>
    </style:style>
    <style:style style:name="T14" style:family="text">
      <style:text-properties officeooo:rsid="0121ce0a" fo:background-color="transparent" loext:char-shading-value="0" style:font-name-complex="DejaVu Sans Condensed"/>
    </style:style>
    <style:style style:name="T15" style:family="text">
      <style:text-properties officeooo:rsid="0013c2ac" fo:background-color="transparent" loext:char-shading-value="0" style:font-name-complex="DejaVu Sans Condensed"/>
    </style:style>
    <style:style style:name="T16" style:family="text">
      <style:text-properties officeooo:rsid="00bde500" fo:background-color="transparent" loext:char-shading-value="0"/>
    </style:style>
    <style:style style:name="T17" style:family="text">
      <style:text-properties officeooo:rsid="0016f7b3" fo:background-color="transparent" loext:char-shading-value="0"/>
    </style:style>
    <style:style style:name="T18" style:family="text">
      <style:text-properties fo:font-style="normal" officeooo:rsid="00f9bca2" fo:background-color="transparent" loext:char-shading-value="0" style:font-style-asian="normal" style:font-name-complex="DejaVu Sans Condensed" style:font-style-complex="normal"/>
    </style:style>
    <style:style style:name="T19" style:family="text">
      <style:text-properties officeooo:rsid="001445b9"/>
    </style:style>
    <style:style style:name="T20" style:family="text">
      <style:text-properties officeooo:rsid="010351ff"/>
    </style:style>
    <style:style style:name="T21" style:family="text">
      <style:text-properties officeooo:rsid="0162ec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2363731" text:style-name="L1">
        <text:list-header>
          <text:p text:style-name="P4"><text:span text:style-name="T11">1</text:span><text:span text:style-name="T10">1/02/2018</text:span></text:p>
        </text:list-header>
      </text:list>
      <text:p text:style-name="P5"><text:span text:style-name="T10"/></text:p>
      <text:p text:style-name="P11">Proyecto <text:span text:style-name="T20">Final </text:span>Ingeniería Informática 201<text:span text:style-name="T19">8</text:span></text:p>
      <text:p text:style-name="P9"/>
      <text:p text:style-name="P10"><text:bookmark-start text:name="__DdeLink__2000_904612031"/><text:span text:style-name="T16">Plataforma Web para centralización de camas críticas</text:span><text:bookmark-start text:name="__DdeLink__1254_1160857077"/><text:bookmark-start text:name="__DdeLink__1262_153286972"/><text:span text:style-name="T9"> </text:span><text:span text:style-name="T17">de</text:span><text:span text:style-name="T9"> internación en </text:span><text:span text:style-name="T17">hospitales de la Provincia</text:span><text:span text:style-name="T9"> de Santa Fe</text:span><text:bookmark-end text:name="__DdeLink__2000_904612031"/><text:bookmark-end text:name="__DdeLink__1254_1160857077"/><text:bookmark-end text:name="__DdeLink__1262_153286972"/></text:p>
      <text:p text:style-name="P7"><text:span text:style-name="T10"/></text:p>
      <text:p text:style-name="P6"><text:span text:style-name="T9">Alumno: Berra Sebastián</text:span></text:p>
      <text:p text:style-name="P8"><text:span text:style-name="T9"/></text:p>
      <text:list xml:id="list501773382676" text:continue-numbering="true" text:style-name="L1">
        <text:list-header>
          <text:p text:style-name="P3"><text:span text:style-name="T11">A</text:span><text:span text:style-name="T10">ctualización de fechas de informes de avance</text:span></text:p>
          <text:p text:style-name="P2"><text:span text:style-name="T11"/></text:p>
        </text:list-header>
        <text:list-item>
          <text:p text:style-name="P2"><text:span text:style-name="T11">I</text:span><text:span text:style-name="T10">nforme 3 – </text:span><text:span text:style-name="T15">23</text:span><text:span text:style-name="T10">/</text:span><text:span text:style-name="T13">0</text:span><text:span text:style-name="T15">2</text:span><text:span text:style-name="T10">/201</text:span><text:span text:style-name="T15">8</text:span><text:span text:style-name="T10">: </text:span><text:span text:style-name="T18">Web Services y clientes</text:span></text:p>
        </text:list-item>
        <text:list-item>
          <text:p text:style-name="P2"><text:span text:style-name="T10">Informe 4 – </text:span><text:span text:style-name="T15">16</text:span><text:span text:style-name="T10">/</text:span><text:span text:style-name="T14">0</text:span><text:span text:style-name="T15">3</text:span><text:span text:style-name="T10">/201</text:span><text:span text:style-name="T15">8</text:span><text:span text:style-name="T10">: </text:span><text:span text:style-name="T18">Sistema de consulta Web</text:span></text:p>
        </text:list-item>
        <text:list-item>
          <text:p text:style-name="P1"><text:span text:style-name="T1">Informe </text:span><text:span text:style-name="T2">final</text:span><text:span text:style-name="T1"> – </text:span><text:span text:style-name="T7">30</text:span><text:span text:style-name="T1">/</text:span><text:span text:style-name="T4">0</text:span><text:span text:style-name="T7">3</text:span><text:span text:style-name="T1">/</text:span><text:span text:style-name="T6">201</text:span><text:span text:style-name="T7">8</text:span><text:span text:style-name="T6">: </text:span><text:span text:style-name="T8">Documentación y conclusiones del proyec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0:00:18.512587173</meta:creation-date>
    <dc:date>2018-02-11T00:05:00.417753413</dc:date>
    <meta:editing-duration>PT4M41S</meta:editing-duration>
    <meta:editing-cycles>2</meta:editing-cycles>
    <meta:generator>LibreOffice/5.3.5.2$Linux_X86_64 LibreOffice_project/30m0$Build-2</meta:generator>
    <meta:document-statistic meta:table-count="0" meta:image-count="0" meta:object-count="0" meta:page-count="1" meta:paragraph-count="9" meta:word-count="61" meta:character-count="398" meta:non-whitespace-character-count="348"/>
  </office:meta>
</office:document-meta>
</file>